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2"/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9" table:default-cell-style-name="Default"/>
        <table:table-row table:style-name="ro1">
          <table:table-cell table:number-columns-repeated="61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 office:value-type="string" calcext:value-type="string">
            <text:p>ALGORITHM RUN SUMMARY DATA</text:p>
          </table:table-cell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Curve-Type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string" calcext:value-type="string">
            <text:p>CIRCLE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Lamda-Acceleration-Safety-Factor</text:p>
          </table:table-cell>
          <table:table-cell table:style-name="ce1" office:value-type="string" calcext:value-type="string">
            <text:p>&amp;</text:p>
          </table:table-cell>
          <table:table-cell table:style-name="ce5" office:value-type="float" office:value="0.18" calcext:value-type="float">
            <text:p>0.18</text:p>
          </table:table-cell>
          <table:table-cell table:style-name="ce1" office:value-type="string" calcext:value-type="string">
            <text:p>&amp;</text:p>
          </table:table-cell>
          <table:table-cell table:style-name="ce5" office:value-type="float" office:value="0.18" calcext:value-type="float">
            <text:p>0.18</text:p>
          </table:table-cell>
          <table:table-cell table:style-name="ce1" office:value-type="string" calcext:value-type="string">
            <text:p>&amp;</text:p>
          </table:table-cell>
          <table:table-cell table:style-name="ce5" office:value-type="float" office:value="0.18" calcext:value-type="float">
            <text:p>0.18</text:p>
          </table:table-cell>
          <table:table-cell table:style-name="ce1" office:value-type="string" calcext:value-type="string">
            <text:p>&amp;</text:p>
          </table:table-cell>
          <table:table-cell table:style-name="ce5" office:value-type="float" office:value="0.18" calcext:value-type="float">
            <text:p>0.18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Feedrate-Command FC (mm/s)</text:p>
          </table:table-cell>
          <table:table-cell table:style-name="ce1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2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30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FC40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al-interpolated-points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49641" calcext:value-type="float">
            <text:p>49641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24822" calcext:value-type="float">
            <text:p>24822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16549" calcext:value-type="float">
            <text:p>16549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12413" calcext:value-type="float">
            <text:p>12413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al-Sum-Chord-Error (mm) 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1093913738449" calcext:value-type="float">
            <text:p>1.093913738449E-03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2187639876" calcext:value-type="float">
            <text:p>2.187639876000E-03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3281178287065" calcext:value-type="float">
            <text:p>3.281178287065E-03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4374701201686" calcext:value-type="float">
            <text:p>4.374701201686E-03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-Sum-Chord-Error/Tot-interpolated-points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000002203694074232" calcext:value-type="float">
            <text:p>2.203694074232E-08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08813665347893" calcext:value-type="float">
            <text:p>8.813665347893E-08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1982824683989" calcext:value-type="float">
            <text:p>1.982824683989E-07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3524573962041" calcext:value-type="float">
            <text:p>3.524573962041E-07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al-Sum-Arc-Length (mm)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.3785816452" calcext:value-type="float">
            <text:p>4.963785816452E+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496.3771594934" calcext:value-type="float">
            <text:p>4.963771594934E+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496.3757335444" calcext:value-type="float">
            <text:p>4.963757335444E+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496.3942987341" calcext:value-type="float">
            <text:p>4.963942987341E+02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al-Sum-Chord-Length (mm)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96.378581315" calcext:value-type="float">
            <text:p>4.963785813150E+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496.3771581682" calcext:value-type="float">
            <text:p>4.963771581682E+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496.375730563" calcext:value-type="float">
            <text:p>4.963757305630E+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496.3942934342" calcext:value-type="float">
            <text:p>4.963942934342E+02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(Tot-Sum-Arc-Length – Tot-Sum-Chord-Length)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00003302195636934" calcext:value-type="float">
            <text:p>3.302195636934E-07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1325165840171" calcext:value-type="float">
            <text:p>1.325165840171E-06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2981455850204" calcext:value-type="float">
            <text:p>2.981455850204E-06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5299917688717" calcext:value-type="float">
            <text:p>5.299917688717E-06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Percentage (Difference/Total-Sum-Arc-Length)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000006652574786747" calcext:value-type="float">
            <text:p>6.652574786747E-08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2669675295946" calcext:value-type="float">
            <text:p>2.669675295946E-07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6006449648363" calcext:value-type="float">
            <text:p>6.006449648363E-07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1067683029848" calcext:value-type="float">
            <text:p>1.067683029848E-06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-Sum-Chord-Error/Tot-Sum-Chord-Length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4407213023407" calcext:value-type="float">
            <text:p>4.407213023407E-06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661027138322" calcext:value-type="float">
            <text:p>6.610271383220E-06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881295627196" calcext:value-type="float">
            <text:p>8.812956271960E-06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al-Sum-Arc-Theta (rad)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6.283146611127" calcext:value-type="float">
            <text:p>6.283146611127E+00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6.283002050952" calcext:value-type="float">
            <text:p>6.283002050952E+00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6.282857458743" calcext:value-type="float">
            <text:p>6.282857458743E+00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6.282965934945" calcext:value-type="float">
            <text:p>6.282965934945E+00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al-Sum-Arc-Area (mm2)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005235292684461" calcext:value-type="float">
            <text:p>5.235292684461E-05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2093803820914" calcext:value-type="float">
            <text:p>2.093803820914E-04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4710353817982" calcext:value-type="float">
            <text:p>4.710353817982E-04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8373046676549" calcext:value-type="float">
            <text:p>8.373046676549E-04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-Sum-Arc-Area/Tot-Sum-Chord-Length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4407213023407" calcext:value-type="float">
            <text:p>4.407213023407E-06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661027138322" calcext:value-type="float">
            <text:p>6.610271383220E-06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881295627196" calcext:value-type="float">
            <text:p>8.812956271960E-06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Average-Chord-Error (mm) <text:s text:c="14"/>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000002203694074232" calcext:value-type="float">
            <text:p>2.203694074232E-08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08813665347893" calcext:value-type="float">
            <text:p>8.813665347893E-08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1982824683989" calcext:value-type="float">
            <text:p>1.982824683989E-07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3524573962041" calcext:value-type="float">
            <text:p>3.524573962041E-07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Average-Arc-Length (mm) <text:s text:c="14"/>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9999568526293" calcext:value-type="float">
            <text:p>9.999568526293E-03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1999827402173" calcext:value-type="float">
            <text:p>1.999827402173E-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2999611636116" calcext:value-type="float">
            <text:p>2.999611636116E-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3999309528956" calcext:value-type="float">
            <text:p>3.999309528956E-02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Average-Chord-Length (mm)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9999568519641" calcext:value-type="float">
            <text:p>9.999568519641E-03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1999827396834" calcext:value-type="float">
            <text:p>1.999827396834E-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2999611618099" calcext:value-type="float">
            <text:p>2.999611618099E-02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3999309486257" calcext:value-type="float">
            <text:p>3.999309486257E-02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Average-Arc-Theta (rad)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01265742669445" calcext:value-type="float">
            <text:p>1.265742669445E-04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2531325108155" calcext:value-type="float">
            <text:p>2.531325108155E-04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3796747316136" calcext:value-type="float">
            <text:p>3.796747316136E-04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5062009293381" calcext:value-type="float">
            <text:p>5.062009293381E-04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Average-Arc-Area (mm2) <text:s text:c="14"/>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0.000000001054652031519" calcext:value-type="float">
            <text:p>1.054652031519E-09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008435614281914" calcext:value-type="float">
            <text:p>8.435614281914E-09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02846479222856" calcext:value-type="float">
            <text:p>2.846479222856E-08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float" office:value="0.0000000674592867914" calcext:value-type="float">
            <text:p>6.745928679140E-08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 table:style-name="ce3"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&amp;</text:p>
          </table:table-cell>
          <table:table-cell office:value-type="string" calcext:value-type="string">
            <text:p>Total-program-execution-time-on-computer (s)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17.277667419" calcext:value-type="float">
            <text:p>17.277667419</text:p>
          </table:table-cell>
          <table:table-cell table:style-name="ce1" office:value-type="string" calcext:value-type="string">
            <text:p>&amp;</text:p>
          </table:table-cell>
          <table:table-cell table:style-name="ce6" office:value-type="float" office:value="8.160163431" calcext:value-type="float">
            <text:p>8.160163431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5.399371536" calcext:value-type="float">
            <text:p>5.399371536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4.053925" calcext:value-type="float">
            <text:p>4.053925</text:p>
          </table:table-cell>
          <table:table-cell table:style-name="ce1" office:value-type="string" calcext:value-type="string">
            <text:p>\\</text:p>
          </table:table-cell>
          <table:table-cell table:number-columns-repeated="49"/>
        </table:table-row>
        <table:table-row table:style-name="ro1"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 office:value-type="string" calcext:value-type="string">
            <text:p>&amp;</text:p>
          </table:table-cell>
          <table:table-cell/>
          <table:table-cell table:style-name="ce1"/>
          <table:table-cell table:number-columns-repeated="49"/>
        </table:table-row>
        <table:table-row table:style-name="ro1" table:number-rows-repeated="7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8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/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/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/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/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/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/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/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/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/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/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/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/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/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/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/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/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/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60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8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/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/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/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/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/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/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/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/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/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/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/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/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/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/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/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/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/>
          <table:table-cell office:value-type="string" calcext:value-type="string">
            <text:p><text:s/>8.160163431 seconds. </text:p>
          </table:table-cell>
          <table:table-cell table:style-name="ce2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<text:s/>8.160163431 seconds. 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/>
          <table:table-cell office:value-type="string" calcext:value-type="string">
            <text:p><text:s/>8.160163431 seconds. </text:p>
          </table:table-cell>
          <table:table-cell/>
          <table:table-cell office:value-type="string" calcext:value-type="string">
            <text:p><text:s/>8.160163431 seconds. </text:p>
          </table:table-cell>
          <table:table-cell table:number-columns-repeated="51"/>
        </table:table-row>
        <table:table-row table:style-name="ro1" table:number-rows-repeated="2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8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/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/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/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/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/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/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/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/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/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/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/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/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/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/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/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/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/>
          <table:table-cell office:value-type="string" calcext:value-type="string">
            <text:p><text:s/>5.399371536 seconds. </text:p>
          </table:table-cell>
          <table:table-cell table:style-name="ce2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<text:s/>5.399371536 seconds. 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/>
          <table:table-cell office:value-type="string" calcext:value-type="string">
            <text:p><text:s/>5.399371536 seconds. </text:p>
          </table:table-cell>
          <table:table-cell/>
          <table:table-cell office:value-type="string" calcext:value-type="string">
            <text:p><text:s/>5.399371536 seconds. </text:p>
          </table:table-cell>
          <table:table-cell table:number-columns-repeated="51"/>
        </table:table-row>
        <table:table-row table:style-name="ro1" table:number-rows-repeated="2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8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/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/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/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/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/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/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/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/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/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/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/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/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/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/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/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/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1"/>
        </table:table-row>
        <table:table-row table:style-name="ro1">
          <table:table-cell/>
          <table:table-cell office:value-type="string" calcext:value-type="string">
            <text:p><text:s/>4.053925000 seconds. </text:p>
          </table:table-cell>
          <table:table-cell table:style-name="ce2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<text:s/>4.053925000 seconds. 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/>
          <table:table-cell office:value-type="string" calcext:value-type="string">
            <text:p><text:s/>4.053925000 seconds. </text:p>
          </table:table-cell>
          <table:table-cell/>
          <table:table-cell office:value-type="string" calcext:value-type="string">
            <text:p><text:s/>4.053925000 seconds. </text:p>
          </table:table-cell>
          <table:table-cell table:number-columns-repeated="51"/>
        </table:table-row>
        <table:table-row table:style-name="ro1" table:number-rows-repeated="1048429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0:02:16.680628620</meta:creation-date>
    <dc:date>2023-10-08T21:25:42.888579906</dc:date>
    <meta:editing-duration>PT35M3S</meta:editing-duration>
    <meta:editing-cycles>9</meta:editing-cycles>
    <meta:generator>LibreOffice/6.4.7.2$Linux_X86_64 LibreOffice_project/40$Build-2</meta:generator>
    <meta:document-statistic meta:table-count="1" meta:cell-count="468" meta:object-count="0"/>
  </office:meta>
</office:document-meta>
</file>